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>
      <style:text-properties fo:font-size="16pt" style:font-size-asian="16pt" style:font-size-complex="16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ified Git and Github Workflow</text:h>
      <text:list xml:id="list6992709726128900528" text:style-name="L2">
        <text:list-header>
          <text:p text:style-name="P1"/>
          <text:p text:style-name="P1"/>
          <text:p text:style-name="P2"/>
        </text:list-header>
        <text:list-item>
          <text:p text:style-name="P2">Pull repository</text:p>
        </text:list-item>
        <text:list-item>
          <text:p text:style-name="P2">create local branch</text:p>
        </text:list-item>
        <text:list-item>
          <text:p text:style-name="P2">write commits within branch</text:p>
        </text:list-item>
        <text:list-item>
          <text:p text:style-name="P2">push to Github</text:p>
        </text:list-item>
        <text:list-item>
          <text:p text:style-name="P2">(add more commits)</text:p>
        </text:list-item>
        <text:list-item>
          <text:p text:style-name="P2">create pull request eyplaining th ecnages of the branch</text:p>
        </text:list-item>
        <text:list-item>
          <text:p text:style-name="P2">(edit if needed)</text:p>
        </text:list-item>
        <text:list-item>
          <text:p text:style-name="P2">branch merges to master</text:p>
        </text:list-item>
        <text:list-item>
          <text:p text:style-name="P2">pull updated repsotory</text:p>
        </text:list-item>
        <text:list-item>
          <text:p text:style-name="P2">repeat</text:p>
          <text:p text:style-name="P3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39S</meta:editing-duration>
    <meta:editing-cycles>3</meta:editing-cycles>
    <meta:generator>OpenOffice/4.1.3$Win32 OpenOffice.org_project/413m1$Build-9783</meta:generator>
    <dc:date>2017-01-23T17:49:37.86</dc:date>
    <meta:document-statistic meta:table-count="0" meta:image-count="0" meta:object-count="0" meta:page-count="1" meta:paragraph-count="11" meta:word-count="43" meta:character-count="256"/>
    <meta:user-defined meta:name="Info 1"/>
    <meta:user-defined meta:name="Info 2"/>
    <meta:user-defined meta:name="Info 3"/>
    <meta:user-defined meta:name="Info 4"/>
  </office:meta>
</office:document-meta>
</file>